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04_21-30-34_000.jpg</text:p>
          </table:table-cell>
          <table:table-cell table:style-name="ce19" office:value-type="string">
            <text:p><text:s/>:m 食べた物 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05_02-48-25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05_02-48-34_000.jpg</text:p>
          </table:table-cell>
          <table:table-cell table:style-name="ce12" office:value-type="string">
            <text:p>:m :PHOTO 寝た時刻 / 2021</text:p>
          </table:table-cell>
          <table:table-cell table:style-name="ce20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05_10-21-11_000.jpg</text:p>
          </table:table-cell>
          <table:table-cell table:style-name="ce12" office:value-type="string">
            <text:p>:m :th / topic=人の発言についての感想 / content=「日本人の劣等生」 / lang=ja || :m :th / topic=自分の頭の中について / content=過去のあまたの愚行たち。しかし、もう、自責は、承りかねる / lang=ja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th / topic=人の発言についての感想 / content=「日本人の劣等生」 / lang=ja || :m :th / topic=自分の頭の中について / content=過去のあまたの愚行たち。しかし、もう、自責は、承りかねる / lang=ja">
            <text:p>:m :th / topic=人の発言についての感想 / content=「日本人の劣等生」 / lang=ja || :m :th / topic=自分の頭の中について / content=過去のあまたの愚行たち。しかし、もう、自責は、承りかねる / lang=ja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05_12-05-47_000.jpg</text:p>
          </table:table-cell>
          <table:table-cell table:style-name="ce19" office:value-type="string">
            <text:p><text:s/>:m 東和 PHOTO / 211206m / 二子玉川（電車）；NHK技研前（バス、東急） / 安藤様共同住宅 / ２名（中谷さん：蒲田営業所：職長、自分） / ㈲アクア（設備）（大東建託） / 資料：天気</text:p>
          </table:table-cell>
          <table:table-cell table:style-name="ce19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 :m 東和 PHOTO / 211206m / 二子玉川（電車）；NHK技研前（バス、東急） / 安藤様共同住宅 / ２名（中谷さん：蒲田営業所：職長、自分） / ㈲アクア（設備）（大東建託） / 資料：天気">
            <text:p><text:s/>:m 東和 PHOTO / 211206m / 二子玉川（電車）；NHK技研前（バス、東急） / 安藤様共同住宅 / ２名（中谷さん：蒲田営業所：職長、自分） / ㈲アクア（設備）（大東建託） / 資料：天気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05_12-06-44_000.jpg</text:p>
          </table:table-cell>
          <table:table-cell table:style-name="ce19" office:value-type="string">
            <text:p><text:s/>:m 東和 PHOTO / 211206m / 二子玉川（電車）；NHK技研前（バス、東急） / 安藤様共同住宅 / ２名（中谷さん：蒲田営業所：職長、自分） / ㈲アクア（設備）（大東建託） / 資料：交通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 :m 東和 PHOTO / 211206m / 二子玉川（電車）；NHK技研前（バス、東急） / 安藤様共同住宅 / ２名（中谷さん：蒲田営業所：職長、自分） / ㈲アクア（設備）（大東建託） / 資料：交通">
            <text:p><text:s/>:m 東和 PHOTO / 211206m / 二子玉川（電車）；NHK技研前（バス、東急） / 安藤様共同住宅 / ２名（中谷さん：蒲田営業所：職長、自分） / ㈲アクア（設備）（大東建託） / 資料：交通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05_13-00-57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05_18-01-11_000.jpg</text:p>
          </table:table-cell>
          <table:table-cell table:style-name="ce12" office:value-type="string">
            <text:p>:m RES 1*# / free# JVEMV6 76#_46:1 / 76. physics / w=~,topics=最小作用の原理；リーマン積分,other=~,s=~,i=~,doc=r-2-7~1</text:p>
          </table:table-cell>
          <table:table-cell table:style-name="ce12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1*# / free# JVEMV6 76#_46:1 / 76. physics / w=~,topics=最小作用の原理；リーマン積分,other=~,s=~,i=~,doc=r-2-7~1">
            <text:p>:m RES 1*# / free# JVEMV6 76#_46:1 / 76. physics / w=~,topics=最小作用の原理；リーマン積分,other=~,s=~,i=~,doc=r-2-7~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10]=&quot;&quot;;[.C10];CONCATENATE([.C10];&quot; / &quot;;[.E10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13]=&quot;&quot;;[.C13];CONCATENATE([.C13];&quot; / &quot;;[.E13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0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29]" office:value-type="string" office:string-value="N-35-35-28.656005 E-139-34-50.148925">
            <text:p>N-35-35-28.656005 E-139-34-50.148925</text:p>
          </table:table-cell>
          <table:table-cell table:style-name="ce5" office:value-type="string">
            <text:p>N-35-35-28.656005 E-139-34-50.148925</text:p>
          </table:table-cell>
          <table:table-cell table:style-name="ce40" table:formula="of:=IF([.E29]=&quot;&quot;;[.C29];CONCATENATE([.C29];&quot; / &quot;;[.E29]))" office:value-type="string" office:string-value=" / N-35-35-28.656005 E-139-34-50.148925">
            <text:p><text:s/>/ N-35-35-28.656005 E-139-34-50.14892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30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0]=&quot;&quot;;[.C30];CONCATENATE([.C30];&quot; / &quot;;[.E30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1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1]=&quot;&quot;;[.C31];CONCATENATE([.C31];&quot; / &quot;;[.E31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2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2]=&quot;&quot;;[.C32];CONCATENATE([.C32];&quot; / &quot;;[.E32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3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3]=&quot;&quot;;[.C33];CONCATENATE([.C33];&quot; / &quot;;[.E33]))" office:value-type="string" office:string-value=" / N-35-34-36.539611 E-139-40-34.954833">
            <text:p><text:s/>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4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4]=&quot;&quot;;[.C34];CONCATENATE([.C34];&quot; / &quot;;[.E34]))" office:value-type="string" office:string-value=" / N-35-34-36.539611 E-139-40-34.954833">
            <text:p><text:s/>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5]" office:value-type="string" office:string-value="N-35-34-36.731872 E-139-40-36.492919">
            <text:p>N-35-34-36.731872 E-139-40-36.492919</text:p>
          </table:table-cell>
          <table:table-cell table:style-name="ce5" office:value-type="string">
            <text:p>N-35-34-36.731872 E-139-40-36.492919</text:p>
          </table:table-cell>
          <table:table-cell table:style-name="ce40" table:formula="of:=IF([.E35]=&quot;&quot;;[.C35];CONCATENATE([.C35];&quot; / &quot;;[.E35]))" office:value-type="string" office:string-value=" / N-35-34-36.731872 E-139-40-36.492919">
            <text:p><text:s/>/ N-35-34-36.731872 E-139-40-36.49291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6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6]=&quot;&quot;;[.C36];CONCATENATE([.C36];&quot; / &quot;;[.E36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7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7]=&quot;&quot;;[.C37];CONCATENATE([.C37];&quot; / &quot;;[.E37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8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8]=&quot;&quot;;[.C38];CONCATENATE([.C38];&quot; / &quot;;[.E38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formula="of:=[.F39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9]=&quot;&quot;;[.C39];CONCATENATE([.C39];&quot; / &quot;;[.E39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 table:formula="of:=[.F40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40]=&quot;&quot;;[.C40];CONCATENATE([.C40];&quot; / &quot;;[.E40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 table:formula="of:=[.F41]" office:value-type="string" office:string-value="N-35-34-37.226257 E-139-40-34.625244">
            <text:p>N-35-34-37.226257 E-139-40-34.625244</text:p>
          </table:table-cell>
          <table:table-cell table:style-name="ce5" office:value-type="string">
            <text:p>N-35-34-37.226257 E-139-40-34.625244</text:p>
          </table:table-cell>
          <table:table-cell table:style-name="ce40" table:formula="of:=IF([.E41]=&quot;&quot;;[.C41];CONCATENATE([.C41];&quot; / &quot;;[.E41]))" office:value-type="string" office:string-value=" / N-35-34-37.226257 E-139-40-34.625244">
            <text:p><text:s/>/ N-35-34-37.226257 E-139-40-34.62524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 table:formula="of:=[.F42]" office:value-type="string" office:string-value="N-35-34-36.182556 E-139-40-40.393066">
            <text:p>N-35-34-36.182556 E-139-40-40.393066</text:p>
          </table:table-cell>
          <table:table-cell table:style-name="ce5" office:value-type="string">
            <text:p>N-35-34-36.182556 E-139-40-40.393066</text:p>
          </table:table-cell>
          <table:table-cell table:style-name="ce40" table:formula="of:=IF([.E42]=&quot;&quot;;[.C42];CONCATENATE([.C42];&quot; / &quot;;[.E42]))" office:value-type="string" office:string-value=" / N-35-34-36.182556 E-139-40-40.393066">
            <text:p><text:s/>/ N-35-34-36.182556 E-139-40-40.39306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 table:formula="of:=[.F43]" office:value-type="string" office:string-value="N-35-36-26.38916 E-139-40-8.422851">
            <text:p>N-35-36-26.38916 E-139-40-8.422851</text:p>
          </table:table-cell>
          <table:table-cell table:style-name="ce5" office:value-type="string">
            <text:p>N-35-36-26.38916 E-139-40-8.422851</text:p>
          </table:table-cell>
          <table:table-cell table:style-name="ce40" table:formula="of:=IF([.E43]=&quot;&quot;;[.C43];CONCATENATE([.C43];&quot; / &quot;;[.E43]))" office:value-type="string" office:string-value=" / N-35-36-26.38916 E-139-40-8.422851">
            <text:p><text:s/>/ N-35-36-26.38916 E-139-40-8.4228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 table:formula="of:=[.F44]" office:value-type="string" office:string-value="N-35-36-26.512756 E-139-40-7.543945">
            <text:p>N-35-36-26.512756 E-139-40-7.543945</text:p>
          </table:table-cell>
          <table:table-cell table:style-name="ce5" office:value-type="string">
            <text:p>N-35-36-26.512756 E-139-40-7.543945</text:p>
          </table:table-cell>
          <table:table-cell table:style-name="ce40" table:formula="of:=IF([.E44]=&quot;&quot;;[.C44];CONCATENATE([.C44];&quot; / &quot;;[.E44]))" office:value-type="string" office:string-value=" / N-35-36-26.512756 E-139-40-7.543945">
            <text:p><text:s/>/ N-35-36-26.512756 E-139-40-7.54394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 office:value-type="string">
            <text:p>:m :PHOTO 寝た時刻 / 2021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office:value-type="string">
            <text:p>:m :PHOTO 起きた時刻 / 202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7">2021/12/07</text:date>, <text:time>10:00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07T10:00:31.29</dc:date>
    <dc:creator>iwabuchi ken</dc:creator>
    <meta:editing-duration>P40DT16H35M54S</meta:editing-duration>
    <meta:editing-cycles>13940</meta:editing-cycles>
    <meta:document-statistic meta:table-count="1" meta:cell-count="445" meta:object-count="0"/>
  </office:meta>
</office:document-meta>
</file>